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a5d7" officeooo:paragraph-rsid="001da5d7"/>
    </style:style>
    <style:style style:name="P2" style:family="paragraph" style:parent-style-name="Text_20_body">
      <style:text-properties officeooo:rsid="001da5d7" officeooo:paragraph-rsid="001da5d7"/>
    </style:style>
    <style:style style:name="P3" style:family="paragraph" style:parent-style-name="Text_20_body">
      <style:paragraph-properties fo:text-align="center" style:justify-single-word="false"/>
      <style:text-properties officeooo:rsid="001da5d7" officeooo:paragraph-rsid="001da5d7"/>
    </style:style>
    <style:style style:name="P4" style:family="paragraph" style:parent-style-name="Text_20_body">
      <style:text-properties officeooo:paragraph-rsid="001da5d7"/>
    </style:style>
    <style:style style:name="T1" style:family="text">
      <style:text-properties officeooo:rsid="001da5d7"/>
    </style:style>
    <style:style style:name="T2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/></text:p>
      <text:p text:style-name="P3"><text:span text:style-name="Strong_20_Emphasis"><text:span text:style-name="T2">Diploma</text:span></text:span></text:p>
      <text:p text:style-name="P3"><text:span text:style-name="Strong_20_Emphasis"><text:span text:style-name="T2"/></text:span></text:p>
      <text:p text:style-name="P2"><text:span text:style-name="Strong_20_Emphasis">IES Joan Ramis I Ramis</text:span></text:p>
      <text:p text:style-name="Text_20_body">Aquest diploma certifica que</text:p>
      <text:p text:style-name="P4"><text:span text:style-name="Strong_20_Emphasis"><text:span text:style-name="T1">Lucas Perelló Bagur</text:span></text:span></text:p>
      <text:p text:style-name="Text_20_body">ha estat reconegut com</text:p>
      <text:p text:style-name="Text_20_body"><text:span text:style-name="Strong_20_Emphasis">El Millor Alumne del SMX de 1r</text:span></text:p>
      <text:p text:style-name="Text_20_body">per l'excel·lència acadèmica, la dedicació i el compromís demostrats durant l'any acadèmic 202<text:span text:style-name="T1">4</text:span>-202<text:span text:style-name="T1">5</text:span>.</text:p>
      <text:p text:style-name="Text_20_body">En reconeixement a la seva destacada actuació, se li concedeix aquest diploma.</text:p>
      <text:p text:style-name="Text_20_body"><text:span text:style-name="T1">Maó</text:span>, <text:span text:style-name="T1">20 - 6 - 25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9:19:33.148669305</meta:creation-date>
    <dc:date>2024-11-19T09:21:34.824662702</dc:date>
    <meta:editing-duration>PT2M2S</meta:editing-duration>
    <meta:editing-cycles>1</meta:editing-cycles>
    <meta:document-statistic meta:table-count="0" meta:image-count="0" meta:object-count="0" meta:page-count="1" meta:paragraph-count="9" meta:word-count="55" meta:character-count="323" meta:non-whitespace-character-count="277"/>
    <meta:generator>LibreOffice/24.2.6.2$Linux_X86_64 LibreOffice_project/420$Build-2</meta:generator>
  </office:meta>
</office:document-meta>
</file>